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800000231A45F474DD44219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6cm" draw:marker-start-width="0.358cm" draw:marker-end="Rounded_20_short_20_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8.999cm" svg:height="18.764cm" svg:x="1.3cm" svg:y="5.625cm">
          <draw:image xlink:href="Pictures/100000000000023800000231A45F474DD44219EC.png" xlink:type="simple" xlink:show="embed" xlink:actuate="onLoad">
            <text:p/>
          </draw:image>
        </draw:frame>
        <draw:line draw:style-name="gr2" draw:text-style-name="P2" draw:layer="layout" svg:x1="9.3cm" svg:y1="15.6cm" svg:x2="9.3cm" svg:y2="12.3cm">
          <text:p/>
        </draw:line>
        <draw:line draw:style-name="gr3" draw:text-style-name="P2" draw:layer="layout" svg:x1="9.3cm" svg:y1="15.6cm" svg:x2="12.8cm" svg:y2="15.6cm">
          <text:p/>
        </draw:line>
        <draw:line draw:style-name="gr3" draw:text-style-name="P2" draw:layer="layout" svg:x1="9.3cm" svg:y1="15.6cm" svg:x2="12.1cm" svg:y2="14.7cm">
          <text:p/>
        </draw:line>
        <draw:frame draw:style-name="gr4" draw:text-style-name="P3" draw:layer="layout" svg:width="1.065cm" svg:height="1.195cm" svg:x="9.2cm" svg:y="11.3cm">
          <draw:text-box>
            <text:p><text:span text:style-name="T1">X</text:span></text:p>
          </draw:text-box>
        </draw:frame>
        <draw:frame draw:style-name="gr4" draw:text-style-name="P3" draw:layer="layout" svg:width="1.065cm" svg:height="1.195cm" svg:x="12.801cm" svg:y="15.001cm">
          <draw:text-box>
            <text:p><text:span text:style-name="T1">Y</text:span></text:p>
          </draw:text-box>
        </draw:frame>
        <draw:frame draw:style-name="gr4" draw:text-style-name="P3" draw:layer="layout" svg:width="1.018cm" svg:height="1.195cm" svg:x="12.102cm" svg:y="13.702cm">
          <draw:text-box>
            <text:p><text:span text:style-name="T1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20:34:48.073404809</meta:creation-date>
    <dc:date>2018-01-07T21:06:20.562026538</dc:date>
    <meta:editing-duration>PT21M22S</meta:editing-duration>
    <meta:editing-cycles>1</meta:editing-cycles>
    <meta:document-statistic meta:object-count="7"/>
    <meta:generator>LibreOffice/5.2.7.2$Linux_X86_64 LibreOffice_project/20m0$Build-2</meta:generator>
  </office:meta>
</office:document-meta>
</file>